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8.49mm"/>
    </style:style>
    <style:style style:name="co3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iblio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Annot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Booktitle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yfiled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Howpublish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onthfiled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pTyp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Yearfile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Custom4</text:p>
          </table:table-cell>
          <table:table-cell office:value-type="string" calcext:value-type="string">
            <text:p>Custom5</text:p>
          </table:table-cell>
          <table:table-cell office:value-type="string" calcext:value-type="string">
            <text:p>ISBN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string" calcext:value-type="string">
                <text:p>722227</text:p>
              </table:table-cell>
              <table:table-cell office:value-type="string" calcext:value-type="string">
                <text:p>7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J. R. Callahan and R. R. Khatsuriya and R. Hefner</text:p>
              </table:table-cell>
              <table:table-cell table:number-columns-repeated="8" office:value-type="string" calcext:value-type="string">
                <text:p/>
              </table:table-cell>
              <table:table-cell office:value-type="string" calcext:value-type="string">
                <text:p>IEEE Internet Computing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Sep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5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25-33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Web-based issue tracking for large software projects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2</text:p>
              </table:table-cell>
              <table:table-cell office:value-type="string" calcext:value-type="string">
                <text:p>1998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2:.$A$2])" office:value-type="float" office:value="1" calcext:value-type="float">
              <text:p>1</text:p>
            </table:table-cell>
            <table:table-cell table:number-columns-repeated="29"/>
            <table:table-cell table:style-name="Result" office:value-type="string" calcext:value-type="string">
              <text:p>1998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407819</text:p>
              </table:table-cell>
              <table:table-cell office:value-type="string" calcext:value-type="string">
                <text:p>7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N. Serrano and I. Ciordia</text:p>
              </table:table-cell>
              <table:table-cell table:number-columns-repeated="8" office:value-type="string" calcext:value-type="string">
                <text:p/>
              </table:table-cell>
              <table:table-cell office:value-type="string" calcext:value-type="string">
                <text:p>IEEE Software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March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2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11-13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Bugzilla, ITracker, and other bug trackers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22</text:p>
              </table:table-cell>
              <table:table-cell office:value-type="string" calcext:value-type="string">
                <text:p>2005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4:.$A$4])" office:value-type="float" office:value="1" calcext:value-type="float">
              <text:p>1</text:p>
            </table:table-cell>
            <table:table-cell table:number-columns-repeated="29"/>
            <table:table-cell table:style-name="Result" office:value-type="string" calcext:value-type="string">
              <text:p>2005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1698774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A. J. Ko and B. A. Myers and Duen Horng Chau</text:p>
              </table:table-cell>
              <table:table-cell office:value-type="string" calcext:value-type="string">
                <text:p>Visual Languages and Human-Centric Computing, 2006. VL/HCC 2006. IEEE Symposium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27-134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A Linguistic Analysis of How People Describe Software Problem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06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6:.$A$6])" office:value-type="float" office:value="1" calcext:value-type="float">
              <text:p>1</text:p>
            </table:table-cell>
            <table:table-cell table:number-columns-repeated="29"/>
            <table:table-cell table:style-name="Result" office:value-type="string" calcext:value-type="string">
              <text:p>2006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4343777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M. P. Francisco and P. B. Perez and G. Robles</text:p>
              </table:table-cell>
              <table:table-cell office:value-type="string" calcext:value-type="string">
                <text:p>Empirical Software Engineering and Measurement, 2007. ESEM 2007. First International Symposium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455-457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Correlation between bug notifications, messages and participants in Debian's bug tracking system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07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8:.$A$8])" office:value-type="float" office:value="1" calcext:value-type="float">
              <text:p>1</text:p>
            </table:table-cell>
            <table:table-cell table:number-columns-repeated="29"/>
            <table:table-cell table:style-name="Result" office:value-type="string" calcext:value-type="string">
              <text:p>2007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4658104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J. Anvik and M. A. Storey</text:p>
              </table:table-cell>
              <table:table-cell office:value-type="string" calcext:value-type="string">
                <text:p>Software Maintenance, 2008. ICSM 2008. IEEE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460-461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Task articulation in software maintenance: Integrating source code annotations with an issue tracking system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08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4814136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M. A. Storey and J. Ryall and R. I. Bull and D. Myers and J. Singer</text:p>
              </table:table-cell>
              <table:table-cell office:value-type="string" calcext:value-type="string">
                <text:p>Software Engineering, 2008. ICSE '08. ACM/IEEE 30th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251-260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TODO or to bug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08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10:.$A$11])" office:value-type="float" office:value="2" calcext:value-type="float">
              <text:p>2</text:p>
            </table:table-cell>
            <table:table-cell table:number-columns-repeated="29"/>
            <table:table-cell table:style-name="Result" office:value-type="string" calcext:value-type="string">
              <text:p>2008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4721180</text:p>
              </table:table-cell>
              <table:table-cell office:value-type="string" calcext:value-type="string">
                <text:p>7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H. C. Gall and B. Fluri and M. Pinzger</text:p>
              </table:table-cell>
              <table:table-cell table:number-columns-repeated="8" office:value-type="string" calcext:value-type="string">
                <text:p/>
              </table:table-cell>
              <table:table-cell office:value-type="string" calcext:value-type="string">
                <text:p>IEEE Software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Jan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1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26-33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Change Analysis with Evolizer and ChangeDistiller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26</text:p>
              </table:table-cell>
              <table:table-cell office:value-type="string" calcext:value-type="string">
                <text:p>2009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5431740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Y. Ki and M. Song</text:p>
              </table:table-cell>
              <table:table-cell office:value-type="string" calcext:value-type="string">
                <text:p>Automated Software Engineering, 2009. ASE '09. 24th IEEE/ACM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Nov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525-529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An Open Source-Based Approach to Software Development Infrastructure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09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5196955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M. Legenhausen and S. Pielicke and J. Rühmkorf and H. Wendel and A. Schreiber</text:p>
              </table:table-cell>
              <table:table-cell office:value-type="string" calcext:value-type="string">
                <text:p>Global Software Engineering, 2009. ICGSE 2009. Fourth IEEE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Jul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328-331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RepoGuard: A Framework for Integration of Development Tools with Source Code Repositorie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09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5071004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En Ye and L. A. Neiman and H. Q. Dinh and C. Liu</text:p>
              </table:table-cell>
              <table:table-cell office:value-type="string" calcext:value-type="string">
                <text:p>Software Engineering - Companion Volume, 2009. ICSE-Companion 2009. 31st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291-294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SecondWATCH: A workspace awareness tool based on a 3-D virtual world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09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13:.$A$16])" office:value-type="float" office:value="4" calcext:value-type="float">
              <text:p>4</text:p>
            </table:table-cell>
            <table:table-cell table:number-columns-repeated="29"/>
            <table:table-cell table:style-name="Result" office:value-type="string" calcext:value-type="string">
              <text:p>2009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6018025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J. Clarke and J. Vines and K. Kirk and E. Mark and R. Angelini and C. Spear and N. Waisbrot and J. Martin and K. Leiter and B. Hoffman</text:p>
              </table:table-cell>
              <table:table-cell office:value-type="string" calcext:value-type="string">
                <text:p>High Performance Computing Modernization Program Users Group Conference (HPCMP-UGC), 2010 DoD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June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442-449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A Common Computational Science Environment for High Performance Computing Center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0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062191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J. Helming and M. Koegel</text:p>
              </table:table-cell>
              <table:table-cell office:value-type="string" calcext:value-type="string">
                <text:p>Software Engineering, 2010 ACM/IEEE 32nd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313-314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Managing iterations with UNICASE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2</text:p>
              </table:table-cell>
              <table:table-cell office:value-type="string" calcext:value-type="string">
                <text:p>2010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5631516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F. Netto and M. O. Barros and A. C. F. Alvim</text:p>
              </table:table-cell>
              <table:table-cell office:value-type="string" calcext:value-type="string">
                <text:p>Software Engineering (SBES), 2010 Brazilian Symposium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80-89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An Automated Approach for Scheduling Bug Fix Task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0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062192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Y. Song and X. Wang and T. Xie and L. Zhang and H. Mei</text:p>
              </table:table-cell>
              <table:table-cell office:value-type="string" calcext:value-type="string">
                <text:p>Software Engineering, 2010 ACM/IEEE 32nd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315-316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JDF: detecting duplicate bug reports in Jazz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2</text:p>
              </table:table-cell>
              <table:table-cell office:value-type="string" calcext:value-type="string">
                <text:p>2010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5783175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E. Stepalina</text:p>
              </table:table-cell>
              <table:table-cell office:value-type="string" calcext:value-type="string">
                <text:p>Software Engineering Conference (CEE-SECR), 2010 6th Central and Eastern Europea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Oc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92-197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SaaS support in software documentation system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0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5676263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D. Wang and M. Lin and H. Zhang and H. Hu</text:p>
              </table:table-cell>
              <table:table-cell office:value-type="string" calcext:value-type="string">
                <text:p>Computer Software and Applications Conference (COMPSAC), 2010 IEEE 34th Annual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Jul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228-237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Detect Related Bugs from Source Code Using Bug Information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0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5487527</text:p>
              </table:table-cell>
              <table:table-cell office:value-type="string" calcext:value-type="string">
                <text:p>7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T. Zimmermann and R. Premraj and N. Bettenburg and S. Just and A. Schroter and C. Weiss</text:p>
              </table:table-cell>
              <table:table-cell table:number-columns-repeated="8" office:value-type="string" calcext:value-type="string">
                <text:p/>
              </table:table-cell>
              <table:table-cell office:value-type="string" calcext:value-type="string">
                <text:p>IEEE Transactions on Software Engineering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5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618-643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What Makes a Good Bug Report?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36</text:p>
              </table:table-cell>
              <table:table-cell office:value-type="string" calcext:value-type="string">
                <text:p>2010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18:.$A$24])" office:value-type="float" office:value="7" calcext:value-type="float">
              <text:p>7</text:p>
            </table:table-cell>
            <table:table-cell table:number-columns-repeated="29"/>
            <table:table-cell table:style-name="Result" office:value-type="string" calcext:value-type="string">
              <text:p>2010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6080839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M. D'Ambros and R. Robbes</text:p>
              </table:table-cell>
              <table:table-cell office:value-type="string" calcext:value-type="string">
                <text:p>Software Maintenance (ICSM), 2011 27th IEEE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598-598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Effective mining of software repositorie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1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5959723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G. Ghezzi and H. C. Gall</text:p>
              </table:table-cell>
              <table:table-cell office:value-type="string" calcext:value-type="string">
                <text:p>Software Architecture (WICSA), 2011 9th Working IEEE/IFIP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June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93-102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SOFAS: A Lightweight Architecture for Software Analysis as a Service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1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079869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N. Kaushik and L. Tahvildari and M. Moore</text:p>
              </table:table-cell>
              <table:table-cell office:value-type="string" calcext:value-type="string">
                <text:p>Reverse Engineering (WCRE), 2011 18th Working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Oc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411-414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Reconstructing Traceability between Bugs and Test Cases: An Experimental Study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1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5741332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A. Lamkanfi and S. Demeyer and Q. D. Soetens and T. Verdonck</text:p>
              </table:table-cell>
              <table:table-cell office:value-type="string" calcext:value-type="string">
                <text:p>Software Maintenance and Reengineering (CSMR), 2011 15th European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rch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249-258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Comparing Mining Algorithms for Predicting the Severity of a Reported Bug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1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26:.$A$29])" office:value-type="float" office:value="4" calcext:value-type="float">
              <text:p>4</text:p>
            </table:table-cell>
            <table:table-cell table:number-columns-repeated="29"/>
            <table:table-cell table:style-name="Result" office:value-type="string" calcext:value-type="string">
              <text:p>2011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6178935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A. Hora and N. Anquetil and S. Ducasse and M. Bhatti and C. Couto and M. T. Valente and J. Martins</text:p>
              </table:table-cell>
              <table:table-cell office:value-type="string" calcext:value-type="string">
                <text:p>Software Maintenance and Reengineering (CSMR), 2012 16th European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rch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523-526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Bug Maps: A Tool for the Visual Exploration and Analysis of Bug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2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224296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I. Keivanloo and C. Forbes and A. Hmood and M. Erfani and C. Neal and G. Peristerakis and J. Rilling</text:p>
              </table:table-cell>
              <table:table-cell office:value-type="string" calcext:value-type="string">
                <text:p>Mining Software Repositories (MSR), 2012 9th IEEE Working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June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32-35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A Linked Data platform for mining software repositorie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2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360068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T. Merten and T. Schäfer and S. Bürsner</text:p>
              </table:table-cell>
              <table:table-cell office:value-type="string" calcext:value-type="string">
                <text:p>Requirements Engineering Education and Training (REET), 2012 IEEE 7th International Workshop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9-13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Using RE knowledge to assist automatically during requirement specification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2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363292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H. Nakamura and R. Nagano and K. Hisazumi and Y. Kamei and N. Ubayashi and A. Fukuda</text:p>
              </table:table-cell>
              <table:table-cell office:value-type="string" calcext:value-type="string">
                <text:p>Empirical Software Engineering in Practice (IWESEP), 2012 Fourth International Workshop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Oc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23-29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QORAL: An External Domain-Specific Language for Mining Software Repositorie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2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391736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A. L. Schwerz and R. Liberato and I. S. Wiese and I. Steinmacher and M. A. Gerosa and J. E. Ferreira</text:p>
              </table:table-cell>
              <table:table-cell office:value-type="string" calcext:value-type="string">
                <text:p>Collaborative Systems (SBSC), 2012 Brazilian Symposium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Oc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09-114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Prediction of Developer Participation in Issues of Open Source Project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2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462726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X. Wu and J. Wei and X. Wang</text:p>
              </table:table-cell>
              <table:table-cell office:value-type="string" calcext:value-type="string">
                <text:p>Software Engineering Conference (APSEC), 2012 19th Asia-Pacific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Dec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683-692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Debug Concurrent Programs with Visualization and Inference of Event Structure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1</text:p>
              </table:table-cell>
              <table:table-cell office:value-type="string" calcext:value-type="string">
                <text:p>2012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31:.$A$36])" office:value-type="float" office:value="6" calcext:value-type="float">
              <text:p>6</text:p>
            </table:table-cell>
            <table:table-cell table:number-columns-repeated="29"/>
            <table:table-cell table:style-name="Result" office:value-type="string" calcext:value-type="string">
              <text:p>2012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6606582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J. Bell and N. Sarda and G. Kaiser</text:p>
              </table:table-cell>
              <table:table-cell office:value-type="string" calcext:value-type="string">
                <text:p>Software Engineering (ICSE), 2013 35th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362-371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Chronicler: Lightweight recording to reproduce field failure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3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498458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T. F. Bissyandé and F. Thung and S. Wang and D. Lo and L. Jiang and L. Réveillère</text:p>
              </table:table-cell>
              <table:table-cell office:value-type="string" calcext:value-type="string">
                <text:p>Software Maintenance and Reengineering (CSMR), 2013 17th European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rch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89-98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Empirical Evaluation of Bug Linking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3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805386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D. Correa and S. Lal and A. Saini and A. Sureka</text:p>
              </table:table-cell>
              <table:table-cell office:value-type="string" calcext:value-type="string">
                <text:p>Software Engineering Conference (APSEC), 2013 20th Asia-Pacific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Dec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25-33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Samekana: A Browser Extension for Including Relevant Web Links in Issue Tracking System Discussion Forum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1</text:p>
              </table:table-cell>
              <table:table-cell office:value-type="string" calcext:value-type="string">
                <text:p>2013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688891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S. Davies and M. Roper</text:p>
              </table:table-cell>
              <table:table-cell office:value-type="string" calcext:value-type="string">
                <text:p>Software Reliability Engineering Workshops (ISSREW), 2013 IEEE International Symposium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Nov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26-131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Bug localisation through diverse sources of information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3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926095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D. Hansson and H. Uronen-Hansson</text:p>
              </table:table-cell>
              <table:table-cell office:value-type="string" calcext:value-type="string">
                <text:p>Microprocessor Test and Verification (MTV), 2013 14th International Workshop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Dec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9-22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Measuring the Gain of Automatic Debug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3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38:.$A$42])" office:value-type="float" office:value="5" calcext:value-type="float">
              <text:p>5</text:p>
            </table:table-cell>
            <table:table-cell table:number-columns-repeated="29"/>
            <table:table-cell table:style-name="Result" office:value-type="string" calcext:value-type="string">
              <text:p>2013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6798341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D. Behl and S. Handa and A. Arora</text:p>
              </table:table-cell>
              <table:table-cell office:value-type="string" calcext:value-type="string">
                <text:p>Optimization, Reliabilty, and Information Technology (ICROIT), 2014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Feb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294-299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A bug Mining tool to identify and analyze security bugs using Naive Bayes and TF-IDF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861074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M. El Hamlaoui and S. Ebersold and B. Coulette and M. Nassar and A. Anwar</text:p>
              </table:table-cell>
              <table:table-cell office:value-type="string" calcext:value-type="string">
                <text:p>Research Challenges in Information Science (RCIS), 2014 IEEE Eighth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-12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Heterogeneous models matching for consistency management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7087237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D. Hansson</text:p>
              </table:table-cell>
              <table:table-cell office:value-type="string" calcext:value-type="string">
                <text:p>Microprocessor Test and Verification Workshop (MTV), 2014 15th International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Dec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70-72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Continuous Linting with Automatic Debug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976066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D. Huo and T. Ding and C. McMillan and M. Gethers</text:p>
              </table:table-cell>
              <table:table-cell office:value-type="string" calcext:value-type="string">
                <text:p>Software Maintenance and Evolution (ICSME), 2014 IEEE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-10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An Empirical Study of the Effects of Expert Knowledge on Bug Report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982639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T. D. B. Le and F. Thung and D. Lo</text:p>
              </table:table-cell>
              <table:table-cell office:value-type="string" calcext:value-type="string">
                <text:p>Software Reliability Engineering (ISSRE), 2014 IEEE 25th International Symposium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Nov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335-345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Predicting Effectiveness of IR-Based Bug Localization Technique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7039122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G. Mauša and T. G. Grbac and B. D. Bašić</text:p>
              </table:table-cell>
              <table:table-cell office:value-type="string" calcext:value-type="string">
                <text:p>Software, Telecommunications and Computer Networks (SoftCOM), 2014 22nd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425-426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Software defect prediction with Bug-Code analyzer - A data collection tool demo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747219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L. Meurice and A. Cleve</text:p>
              </table:table-cell>
              <table:table-cell office:value-type="string" calcext:value-type="string">
                <text:p>Software Maintenance, Reengineering and Reverse Engineering (CSMR-WCRE), 2014 Software Evolution Week - IEEE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Feb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464-468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DAHLIA: A visual analyzer of database schema evolution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976082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R. K. Saha and J. Lawall and S. Khurshid and D. E. Perry</text:p>
              </table:table-cell>
              <table:table-cell office:value-type="string" calcext:value-type="string">
                <text:p>Software Maintenance and Evolution (ICSME), 2014 IEEE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61-170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On the Effectiveness of Information Retrieval Based Bug Localization for C Program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747208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T. Dal Sasso and M. Lanza</text:p>
              </table:table-cell>
              <table:table-cell office:value-type="string" calcext:value-type="string">
                <text:p>Software Maintenance, Reengineering and Reverse Engineering (CSMR-WCRE), 2014 Software Evolution Week - IEEE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Feb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415-419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In #x2217;bug: Visual analytics of bug repositorie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6899207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X. Xia and D. Lo and W. Qiu and X. Wang and B. Zhou</text:p>
              </table:table-cell>
              <table:table-cell office:value-type="string" calcext:value-type="string">
                <text:p>Computer Software and Applications Conference (COMPSAC), 2014 IEEE 38th Annual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Jul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07-116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Automated Configuration Bug Report Prediction Using Text Mining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4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44:.$A$53])" office:value-type="float" office:value="10" calcext:value-type="float">
              <text:p>10</text:p>
            </table:table-cell>
            <table:table-cell table:number-columns-repeated="29"/>
            <table:table-cell table:style-name="Result" office:value-type="string" calcext:value-type="string">
              <text:p>2014 Cont.Núm</text:p>
            </table:table-cell>
            <table:table-cell table:number-columns-repeated="8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7070480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L. An and F. Khomh</text:p>
              </table:table-cell>
              <table:table-cell office:value-type="string" calcext:value-type="string">
                <text:p>Software Analytics (SWAN), 2015 IEEE 1st International Workshop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rch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5-8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Challenges and Issues of Mining Crash Report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5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7332489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C. S. Corley and F. Lois and S. Quezada</text:p>
              </table:table-cell>
              <table:table-cell office:value-type="string" calcext:value-type="string">
                <text:p>Software Maintenance and Evolution (ICSME), 2015 IEEE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Sept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381-390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Web usage patterns of developer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5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7081860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J. L. C. Izquierdo and V. Cosentino and B. Rolandi and A. Bergel and J. Cabot</text:p>
              </table:table-cell>
              <table:table-cell office:value-type="string" calcext:value-type="string">
                <text:p>Software Analysis, Evolution and Reengineering (SANER), 2015 IEEE 22nd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rch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479-483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GiLA: GitHub label analyzer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5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7081811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Shihai Jiang and Liwei Shen and Xin Peng and Zhaojin Lv and Wenyun Zhao</text:p>
              </table:table-cell>
              <table:table-cell office:value-type="string" calcext:value-type="string">
                <text:p>Software Analysis, Evolution and Reengineering (SANER), 2015 IEEE 22nd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rch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3-22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Understanding developers' natural language queries with interactive clarification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5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7181431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T. D. B. Le and M. Linares-Vasquez and D. Lo and D. Poshyvanyk</text:p>
              </table:table-cell>
              <table:table-cell office:value-type="string" calcext:value-type="string">
                <text:p>Program Comprehension (ICPC), 2015 IEEE 23rd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36-47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RCLinker: Automated Linking of Issue Reports and Commits Leveraging Rich Contextual Information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5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7320414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W. Maalej and H. Nabil</text:p>
              </table:table-cell>
              <table:table-cell office:value-type="string" calcext:value-type="string">
                <text:p>Requirements Engineering Conference (RE), 2015 IEEE 23rd International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Aug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116-125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Bug report, feature request, or simply praise? On automatically classifying app review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5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7181432</text:p>
              </table:table-cell>
              <table:table-cell office:value-type="string" calcext:value-type="string">
                <text:p>6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M. White and M. Linares-Vasquez and P. Johnson and C. Bernal-Cardenas and D. Poshyvanyk</text:p>
              </table:table-cell>
              <table:table-cell office:value-type="string" calcext:value-type="string">
                <text:p>Program Comprehension (ICPC), 2015 IEEE 23rd International Conference on</text:p>
              </table:table-cell>
              <table:table-cell table:number-columns-repeated="9" office:value-type="string" calcext:value-type="string">
                <text:p/>
              </table:table-cell>
              <table:table-cell office:value-type="string" calcext:value-type="string">
                <text:p>May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48-59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Generating Reproducible and Replayable Bug Reports from Android Application Crashes</text:p>
              </table:table-cell>
              <table:table-cell table:number-columns-repeated="2" office:value-type="string" calcext:value-type="string">
                <text:p/>
              </table:table-cell>
              <table:table-cell office:value-type="string" calcext:value-type="string">
                <text:p>2015</text:p>
              </table:table-cell>
              <table:table-cell table:number-columns-repeated="8" office:value-type="string" calcext:value-type="string">
                <text:p/>
              </table:table-cell>
            </table:table-row>
            <table:table-row table:style-name="ro1" table:visibility="collapse">
              <table:table-cell office:value-type="string" calcext:value-type="string">
                <text:p>7270328</text:p>
              </table:table-cell>
              <table:table-cell office:value-type="string" calcext:value-type="string">
                <text:p>7</text:p>
              </table:table-cell>
              <table:table-cell table:number-columns-repeated="3" office:value-type="string" calcext:value-type="string">
                <text:p/>
              </table:table-cell>
              <table:table-cell office:value-type="string" calcext:value-type="string">
                <text:p>X. Ye and R. Bunescu and C. Liu</text:p>
              </table:table-cell>
              <table:table-cell table:number-columns-repeated="8" office:value-type="string" calcext:value-type="string">
                <text:p/>
              </table:table-cell>
              <table:table-cell office:value-type="string" calcext:value-type="string">
                <text:p>IEEE Transactions on Software Engineering</text:p>
              </table:table-cell>
              <table:table-cell table:number-columns-repeated="5" office:value-type="string" calcext:value-type="string">
                <text:p/>
              </table:table-cell>
              <table:table-cell office:value-type="string" calcext:value-type="string">
                <text:p>99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1-1</text:p>
              </table:table-cell>
              <table:table-cell table:number-columns-repeated="4" office:value-type="string" calcext:value-type="string">
                <text:p/>
              </table:table-cell>
              <table:table-cell office:value-type="string" calcext:value-type="string">
                <text:p>Mapping Bug Reports to Relevant Files: A Ranking Model, a Fine-grained Benchmark, and Feature Evaluation</text:p>
              </table:table-cell>
              <table:table-cell office:value-type="string" calcext:value-type="string">
                <text:p/>
              </table:table-cell>
              <table:table-cell office:value-type="string" calcext:value-type="string">
                <text:p>PP</text:p>
              </table:table-cell>
              <table:table-cell office:value-type="string" calcext:value-type="string">
                <text:p>2015</text:p>
              </table:table-cell>
              <table:table-cell table:number-columns-repeated="8" office:value-type="string" calcext:value-type="string">
                <text:p/>
              </table:table-cell>
            </table:table-row>
          </table:table-row-group>
          <table:table-row table:style-name="ro1">
            <table:table-cell table:style-name="Result" table:formula="of:=SUBTOTAL(3;[.$A$55:.$A$62])" office:value-type="float" office:value="8" calcext:value-type="float">
              <text:p>8</text:p>
            </table:table-cell>
            <table:table-cell table:number-columns-repeated="29"/>
            <table:table-cell table:style-name="Result" office:value-type="string" calcext:value-type="string">
              <text:p>2015 Cont.Núm</text:p>
            </table:table-cell>
            <table:table-cell table:number-columns-repeated="8"/>
          </table:table-row>
        </table:table-row-group>
        <table:table-row table:style-name="ro1">
          <table:table-cell table:style-name="Result" table:formula="of:=SUBTOTAL(3;[.$A$2:.$A$63])" office:value-type="float" office:value="50" calcext:value-type="float">
            <text:p>50</text:p>
          </table:table-cell>
          <table:table-cell table:number-columns-repeated="29"/>
          <table:table-cell table:style-name="Result" office:value-type="string" calcext:value-type="string">
            <text:p>Total geral</text:p>
          </table:table-cell>
          <table:table-cell table:number-columns-repeated="8"/>
        </table:table-row>
      </table:table>
      <table:named-expressions/>
      <table:database-ranges>
        <table:database-range table:name="__Anonymous_DB__1" table:target-range-address="biblio.A1:biblio.AM64">
          <table:sort table:bind-styles-to-content="false">
            <table:sort-by table:field-number="30" table:data-type="automatic"/>
          </table:sort>
          <table:subtotal-rules table:bind-styles-to-content="false">
            <table:sort-groups/>
            <table:subtotal-rule table:group-by-field-number="30">
              <table:subtotal-field table:field-number="0" table:function="countnums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3-04T19:45:58.721139452</dc:date>
    <meta:editing-duration>PT2H32M43S</meta:editing-duration>
    <meta:editing-cycles>1</meta:editing-cycles>
    <meta:document-statistic meta:table-count="1" meta:cell-count="2015" meta:object-count="0"/>
    <meta:user-defined meta:name="Info 1"/>
    <meta:user-defined meta:name="Info 2"/>
    <meta:user-defined meta:name="Info 3"/>
    <meta:user-defined meta:name="Info 4"/>
  </office:meta>
</office:document-meta>
</file>